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3000000733D134CD6.png"/>
  <manifest:file-entry manifest:media-type="image/png" manifest:full-path="Pictures/100000000000027200000052F70CAD5E.png"/>
  <manifest:file-entry manifest:media-type="image/png" manifest:full-path="Pictures/10000000000002490000004E945AF0DB.png"/>
  <manifest:file-entry manifest:media-type="image/png" manifest:full-path="Pictures/10000000000002E50000007556A22B97.png"/>
  <manifest:file-entry manifest:media-type="image/png" manifest:full-path="Pictures/1000000000000640000004B063BF812E.png"/>
  <manifest:file-entry manifest:media-type="image/png" manifest:full-path="Pictures/100000000000023200000099682BF37C.png"/>
  <manifest:file-entry manifest:media-type="image/png" manifest:full-path="Pictures/100000000000026B0000004F29E58277.png"/>
  <manifest:file-entry manifest:media-type="image/png" manifest:full-path="Pictures/10000000000002F10000007288147407.png"/>
  <manifest:file-entry manifest:media-type="image/png" manifest:full-path="Pictures/100000000000023300000075E408C4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title">
      <style:graphic-properties svg:stroke-color="#000000" fo:min-height="3.256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draw:auto-grow-height="true" fo:min-height="3.506cm"/>
    </style:style>
    <style:style style:name="pr4" style:family="presentation" style:parent-style-name="template-outline1">
      <style:graphic-properties fo:min-height="13.85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title">
      <style:graphic-properties fo:min-height="3.506cm"/>
    </style:style>
    <style:style style:name="pr7" style:family="presentation" style:parent-style-name="template-outline1">
      <style:graphic-properties draw:stroke="none" draw:fill="none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6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5cm" svg:y="7cm" presentation:class="title" presentation:user-transformed="true">
          <draw:text-box>
            <text:p text:style-name="P1"><text:span text:style-name="T1">数组 </text:span><text:span text:style-name="T1">Array (1)</text:span></text:p>
          </draw:text-box>
        </draw:frame>
        <draw:frame draw:style-name="gr1" draw:text-style-name="P4" draw:layer="layout" svg:width="20.6cm" svg:height="2.499cm" svg:x="3.5cm" svg:y="12.5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基本概念</text:p>
          </draw:text-box>
        </draw:frame>
        <draw:frame presentation:style-name="pr4" draw:layer="layout" svg:width="25.199cm" svg:height="14.726cm" svg:x="1.4cm" svg:y="4.914cm" presentation:class="outline" presentation:user-transformed="true">
          <draw:text-box>
            <text:list text:style-name="L2">
              <text:list-item>
                <text:p>数组<text:line-break/>像3, 7, 9, 10这样多个同类数据组成的整体叫数组。数组常被使用在存储大量相同类型数据的情况下。</text:p>
              </text:list-item>
              <text:list-item>
                <text:p>元素<text:line-break/>数组中的最小操作单位，一个个体。</text:p>
              </text:list-item>
              <text:list-item>
                <text:p>索引<text:line-break/>每个元素对应的编号。</text:p>
              </text:list-item>
              <text:list-item>
                <text:p>遍历<text:line-break/>访问数组中的每个元素一次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基本操作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遍历数组</text:p>
              </text:list-item>
              <text:list-item>
                <text:p>最大值与最小值</text:p>
              </text:list-item>
              <text:list-item>
                <text:p>求和与求平均数</text:p>
              </text:list-item>
              <text:list-item>
                <text:p>统计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遍历数组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遍历是数组中最为常用的操作；</text:p>
              </text:list-item>
              <text:list-item>
                <text:p>通常使用一个循环实现；</text:p>
              </text:list-item>
              <text:list-item>
                <text:p>代码框架</text:p>
              </text:list-item>
            </text:list>
          </draw:text-box>
        </draw:frame>
        <draw:frame draw:style-name="gr3" draw:text-style-name="P1" draw:layer="layout" svg:width="26.259cm" svg:height="3.439cm" svg:x="0.635cm" svg:y="11.43cm">
          <draw:image xlink:href="Pictures/100000000000027200000052F70CAD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遍历数组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使用遍历数组的代码框架，写出输出数组所有元素的代码。</text:p>
                <text:p/>
                <text:p/>
              </text:list-item>
              <text:list-item>
                <text:p>使用遍历数组的代码框架，写出将数组a所有元素复制到数组b的代码。</text:p>
              </text:list-item>
            </text:list>
          </draw:text-box>
        </draw:frame>
        <draw:frame draw:style-name="gr3" draw:text-style-name="P1" draw:layer="layout" svg:width="24.891cm" svg:height="3.175cm" svg:x="1.779cm" svg:y="8.02cm">
          <draw:image xlink:href="Pictures/100000000000026B0000004F29E58277.png" xlink:type="simple" xlink:show="embed" xlink:actuate="onLoad">
            <text:p/>
          </draw:image>
        </draw:frame>
        <draw:frame draw:style-name="gr3" draw:text-style-name="P1" draw:layer="layout" svg:width="24.21cm" svg:height="3.227cm" svg:x="1.815cm" svg:y="14.553cm">
          <draw:image xlink:href="Pictures/10000000000002490000004E945AF0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最大值与最小值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寻找数组中最大值元素<text:line-break/><text:line-break/><text:line-break/><text:line-break/></text:p>
              </text:list-item>
              <text:list-item>
                <text:p>寻找数组中最小值元素</text:p>
              </text:list-item>
            </text:list>
          </draw:text-box>
        </draw:frame>
        <draw:frame draw:style-name="gr3" draw:text-style-name="P1" draw:layer="layout" svg:width="26.384cm" svg:height="4.105cm" svg:x="0.77cm" svg:y="6.885cm">
          <draw:image xlink:href="Pictures/10000000000002E3000000733D134CD6.png" xlink:type="simple" xlink:show="embed" xlink:actuate="onLoad">
            <text:p/>
          </draw:image>
        </draw:frame>
        <draw:frame draw:style-name="gr3" draw:text-style-name="P1" draw:layer="layout" svg:width="26.37cm" svg:height="4.163cm" svg:x="0.715cm" svg:y="13.615cm">
          <draw:image xlink:href="Pictures/10000000000002E50000007556A22B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求和与求平均数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求和<text:line-break/><text:line-break/><text:line-break/><text:line-break/></text:p>
              </text:list-item>
              <text:list-item>
                <text:p>求平均数</text:p>
              </text:list-item>
            </text:list>
          </draw:text-box>
        </draw:frame>
        <draw:frame draw:style-name="gr3" draw:text-style-name="P1" draw:layer="layout" svg:width="24.448cm" svg:height="5.08cm" svg:x="1.615cm" svg:y="6.55cm">
          <draw:image xlink:href="Pictures/100000000000023300000075E408C4BE.png" xlink:type="simple" xlink:show="embed" xlink:actuate="onLoad">
            <text:p/>
          </draw:image>
        </draw:frame>
        <draw:frame draw:style-name="gr3" draw:text-style-name="P1" draw:layer="layout" svg:width="22.489cm" svg:height="6.121cm" svg:x="1.641cm" svg:y="13.335cm">
          <draw:image xlink:href="Pictures/100000000000023200000099682BF3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>
            <draw:text-box>
              <text:p>求平均数：</text:p>
              <text:p>求和</text:p>
              <text:p>和除以元素个数</text:p>
              <text:p/>
              <text:p>引申一下求多个数积的情况，初始mult为1</text:p>
            </draw:text-box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统计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根据条件过滤，统计符合条件元素个数。<text:line-break/>（条件：大于等于bound变量值）</text:p>
              </text:list-item>
            </text:list>
          </draw:text-box>
        </draw:frame>
        <draw:frame draw:style-name="gr3" draw:text-style-name="P1" draw:layer="layout" svg:width="26.7cm" svg:height="4.041cm" svg:x="0.605cm" svg:y="9.139cm">
          <draw:image xlink:href="Pictures/10000000000002F100000072881474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.494cm" presentation:class="title">
          <draw:text-box>
            <text:p>课后测试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给出如下数据，分别求出它们的最小值、平均数和大于5并且小于等于8的元素个数。</text:p>
                <text:p>5</text:p>
                <text:p>0 -1 7 6 8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mplate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7-10T13:57:17</meta:creation-date>
    <dc:language>fi-FI</dc:language>
    <meta:editing-cycles>42</meta:editing-cycles>
    <meta:editing-duration>PT2H55M18S</meta:editing-duration>
    <meta:initial-creator>Richard Ma</meta:initial-creator>
    <dc:date>2011-07-11T15:11:24</dc:date>
    <dc:creator>Richard Ma</dc:creator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libreoffice/3/user/template/fhlnoip_template.otp"/>
  </office:meta>
</office:document-meta>
</file>